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60d59" officeooo:paragraph-rsid="0017d0a9"/>
    </style:style>
    <style:style style:name="T1" style:family="text">
      <style:text-properties officeooo:rsid="0017d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<text:span text:style-name="T1">===================================================</text:span></text:p>
      <text:p text:style-name="P3"><text:span text:style-name="T1"/></text:p>
      <text:p text:style-name="P3"><text:span text:style-name="T1">1\ paul@paul-Workstation:~/work/wifi_android$ adb shell</text:span></text:p>
      <text:p text:style-name="P3"><text:span text:style-name="T1">* daemon not running. starting it now on port 5037 *</text:span></text:p>
      <text:p text:style-name="P3"><text:span text:style-name="T1">* daemon started successfully *</text:span></text:p>
      <text:p text:style-name="P3"><text:span text:style-name="T1">error: insufficient permissions for device</text:span></text:p>
      <text:p text:style-name="P3"><text:span text:style-name="T1"/></text:p>
      <text:p text:style-name="P3"><text:span text:style-name="T1">So you probably need to do “adb start-server” as root first:</text:span></text:p>
      <text:p text:style-name="P3"><text:span text:style-name="T1"></text:span></text:p>
      <text:p text:style-name="P3"><text:span text:style-name="T1">ubuntu$ sudo ./out/host/linux-x86/bin/adb kill-server</text:span></text:p>
      <text:p text:style-name="P3"><text:span text:style-name="T1">ubuntu$ sudo ./out/host/linux-x86/bin/adb start-server</text:span></text:p>
      <text:p text:style-name="P3"><text:span text:style-name="T1">* daemon not running. starting it now *</text:span></text:p>
      <text:p text:style-name="P3"><text:span text:style-name="T1">* daemon started successfully *</text:span></text:p>
      <text:p text:style-name="P3"><text:span text:style-name="T1">ubuntu$ ./out/host/linux-x86/bin/adb she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09-24T22:19:02</dc:date>
    <dc:creator>Paul Zhang</dc:creator>
    <meta:editing-duration>P0D</meta:editing-duration>
    <meta:editing-cycles>3</meta:editing-cycles>
    <meta:document-statistic meta:table-count="0" meta:image-count="0" meta:object-count="0" meta:page-count="1" meta:paragraph-count="23" meta:word-count="241" meta:character-count="865" meta:non-whitespace-character-count="781"/>
  </office:meta>
</office:document-meta>
</file>